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174a64" officeooo:paragraph-rsid="00174a64"/>
    </style:style>
    <style:style style:name="P3" style:family="paragraph" style:parent-style-name="Text_20_body">
      <style:paragraph-properties fo:text-align="end" style:justify-single-word="false"/>
    </style:style>
    <style:style style:name="T1" style:family="text">
      <style:text-properties officeooo:rsid="00174a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СКОВСКИЙ АВИАЦИОННЫЙ ИНСТИТУТ</text:p>
      <text:p text:style-name="P2">(НАЦИОНАЛЬНЫЙ ИССЛЕДОВАТЕЛЬСКИЙ УНИВЕРСИТЕТ)</text:p>
      <text:p text:style-name="Text_20_body"/>
      <text:p text:style-name="Text_20_body"/>
      <text:p text:style-name="Text_20_body"/>
      <text:p text:style-name="Text_20_body"/>
      <text:p text:style-name="Text_20_body"/>
      <text:p text:style-name="P1">ОТЧЕТ ПО ЛАБОРАТОРНОЙ РАБОТЕ №2 </text:p>
      <text:p text:style-name="P1">ПО КУРСУ </text:p>
      <text:p text:style-name="P1">ЛОГИЧЕСКОЕ ПРОГРАММИРОВАНИЕ </text:p>
      <text:p text:style-name="Text_20_body"/>
      <text:p text:style-name="Text_20_body"/>
      <text:p text:style-name="P3">Студент группы 8О-20<text:span text:style-name="T1">6</text:span>Б <text:span text:style-name="T1">Лобанов О. А</text:span>. </text:p>
      <text:p text:style-name="P3">№ Варианта 2 </text:p>
      <text:p text:style-name="P3">Преподаватель: Сошников Д.В. </text:p>
      <text:p text:style-name="P3">Левинская М.А. </text:p>
      <text:p text:style-name="P3">Отчёт сдан « » 201<text:span text:style-name="T1">8</text:span> г. </text:p>
      <text:p text:style-name="P3">Оценка: </text:p>
      <text:p text:style-name="P3">Подпись преподавателя: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ТЕМА РАБОТЫ: </text:p>
      <text:p text:style-name="Text_20_body">Язык Пролог и его применение для решения логических задач. </text:p>
      <text:p text:style-name="Text_20_body">ЦЕЛЬ РАБОТЫ: </text:p>
      <text:p text:style-name="Text_20_body">Написать и отладить Пролог-программу решения логической задачи в соответствии с номером варианта, проанализировать эффективность, безопасность и непротиворечивость решения. </text:p>
      <text:p text:style-name="Text_20_body">ВАРИАНТ ЗАДАНИЯ (№2): </text:p>
      <text:p text:style-name="Text_20_body">В одном городе живут семь любителей птиц. И фамилии у них птичьи. Каждый из них – "тезка" птицы, которой владеет один из его товарищей. У троих из них живут птицы, которые темнее, чем пернатые "тезки" их хозяев. "Тезка" птицы, которая живет у Воронова, женат. Голубев и Канарейкин – единственные холостяки из всей компании. Хозяин грача женат на сестре жены Чайкина. Невеста хозяина ворона очень не любит птицу, с которой возится ее жених. "Тезка" птицы, которая живет у Грачева, - хозяин канарейки. Птица, которая является "тезкой" владельца попугая, принадлежит "тезке" той птицы, которой владеет Воронов. У голубя и попугая оперение светлое. Кому принадлежит скворец? </text:p>
      <text:p text:style-name="Text_20_body">ИСПОЛЬЗОВАННАЯ ВЕРСИЯ PROLOG: </text:p>
      <text:p text:style-name="Text_20_body">SWI – Prolog 7.3.28. </text:p>
      <text:p text:style-name="Text_20_body">КОД ПРОГРАММЫ: </text:p>
      <text:p text:style-name="Text_20_body">namesake(voron, voronov). </text:p>
      <text:p text:style-name="Text_20_body">namesake(golub, golubev). </text:p>
      <text:p text:style-name="Text_20_body">namesake(kanareika, kanareikin). </text:p>
      <text:p text:style-name="Text_20_body">namesake(grach, grachev). </text:p>
      <text:p text:style-name="Text_20_body">namesake(chaika, chaikin). </text:p>
      <text:p text:style-name="Text_20_body">namesake(popugai, popugaev). </text:p>
      <text:p text:style-name="Text_20_body">namesake(skvorec, skvorcov). </text:p>
      <text:p text:style-name="Text_20_body">dark(voron). </text:p>
      <text:p text:style-name="Text_20_body">dark(grach). </text:p>
      <text:p text:style-name="Text_20_body">dark(skvorec). </text:p>
      <text:p text:style-name="Text_20_body">notMarried(golubev). </text:p>
      <text:p text:style-name="Text_20_body">notMarried(kanareikin). </text:p>
      <text:p text:style-name="Text_20_body">wifeNotSis(chaikin). </text:p>
      <text:p text:style-name="Text_20_body">comp(voron, golub, kanareika, grach, chaika, popugai, skvorec). </text:p>
      <text:p text:style-name="Text_20_body">birds(OwnerSkv):- </text:p>
      <text:p text:style-name="Text_20_body">List = [voronov/A, golubev/B, kanareikin/C, grachev/D, chaikin/E, popugaev/F, skvorcov/G], </text:p>
      <text:p text:style-name="Text_20_body"><text:soft-page-break/>permutation([voron, golub, kanareika, grach, chaika, popugai, skvorec], [A, B, C, D, E, F, G]), </text:p>
      <text:p text:style-name="Text_20_body">not(comp(A, B, C, D, E, F, G)), </text:p>
      <text:p text:style-name="Text_20_body">member(OwnerVor/voron, List), </text:p>
      <text:p text:style-name="Text_20_body">namesake(NamesakeVV, OwnerVor), </text:p>
      <text:p text:style-name="Text_20_body">not(dark(NamesakeVV)), </text:p>
      <text:p text:style-name="Text_20_body">member(OwnerGr/grach, List), </text:p>
      <text:p text:style-name="Text_20_body">namesake(NamesakeVG, OwnerGr), </text:p>
      <text:p text:style-name="Text_20_body">not(dark(NamesakeVG)), </text:p>
      <text:p text:style-name="Text_20_body">member(OwnerSkv/skvorec, List), </text:p>
      <text:p text:style-name="Text_20_body">namesake(NamesakeVS, OwnerSkv), </text:p>
      <text:p text:style-name="Text_20_body">not(dark(NamesakeVS)), </text:p>
      <text:p text:style-name="Text_20_body">not(namesake(A, golubev)), not(namesake(A, kanareikin)), </text:p>
      <text:p text:style-name="Text_20_body">not(notMarried(grach)), not(notMarried(grach)), </text:p>
      <text:p text:style-name="Text_20_body">not(wifeNotSis(OwnerGr)), </text:p>
      <text:p text:style-name="Text_20_body">(B == voron; C == voron), </text:p>
      <text:p text:style-name="Text_20_body">namesake(D, OwnerKan), member(OwnerKan/kanareika, List), </text:p>
      <text:p text:style-name="Text_20_body">member(OwnerPop/popugai, List), namesake(NamesakeVP, OwnerPop), </text:p>
      <text:p text:style-name="Text_20_body">member(OwnerNSVP/NamesakeVP, List), namesake(NamesakeVTVP, OwnerNSVP), </text:p>
      <text:p text:style-name="Text_20_body">member(voronov/NamesakeVTVP, List). </text:p>
      <text:p text:style-name="Text_20_body">ТЕСТЫ: </text:p>
      <text:p text:style-name="Text_20_body">1 ?- ['/Users/L<text:span text:style-name="T1">owban777/«Рабочий стол»/LP/laba2</text:span>/l2.pl']. </text:p>
      <text:p text:style-name="Text_20_body">true. </text:p>
      <text:p text:style-name="Text_20_body">2 ?- birds(OwnerSkv). </text:p>
      <text:p text:style-name="Text_20_body">OwnerSkv = chaikin </text:p>
      <text:p text:style-name="Text_20_body">false. </text:p>
      <text:p text:style-name="Text_20_body">ВЫВОД: </text:p>
      <text:p text:style-name="Text_20_body">В этой лабораторной работе я научился решать логические задачи с помощью Пролога. В выводе прошлой лабораторной я предположил, что этот язык идеально подойдет для таких целей, мои ожидания оправдались. Гораздо проще описать ряд условий, и отсекая ненужные множества выявить решение, чем делать это все вручную. К примеру руками мне решить эту задачу было достаточно трудно. А мой алгоритм, осуществляя перестановки и проверяя их, делает все поразительно быстро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01:02:52.172677854</meta:creation-date>
    <dc:date>2018-12-22T01:07:08.416654406</dc:date>
    <meta:editing-duration>PT4M16S</meta:editing-duration>
    <meta:editing-cycles>1</meta:editing-cycles>
    <meta:document-statistic meta:table-count="0" meta:image-count="0" meta:object-count="0" meta:page-count="4" meta:paragraph-count="64" meta:word-count="362" meta:character-count="3139" meta:non-whitespace-character-count="2777"/>
    <meta:generator>LibreOffice/5.1.6.2$Linux_X86_64 LibreOffice_project/10m0$Build-2</meta:generator>
  </office:meta>
</office:document-meta>
</file>